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08in" table:align="margins"/>
    </style:style>
    <style:style style:name="Table1.A" style:family="table-column">
      <style:table-column-properties style:column-width="3.4354in" style:rel-column-width="32767*"/>
    </style:style>
    <style:style style:name="Table1.B" style:family="table-column">
      <style:table-column-properties style:column-width="3.4354in" style:rel-column-width="32768*"/>
    </style:style>
    <style:style style:name="Table1.1" style:family="table-row">
      <style:table-row-properties style:min-row-height="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center" style:justify-single-word="false"/>
      <style:text-properties fo:color="#ff3333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fo:text-align="start" style:justify-single-word="false"/>
      <style:text-properties fo:color="#800000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T1" style:family="text">
      <style:text-properties fo:color="#800000" fo:font-size="16pt" fo:font-weight="normal" style:font-size-asian="16pt" style:font-weight-asian="normal" style:font-size-complex="16pt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2"/>Name : _____________________________<text:tab/> <text:s text:c="20"/>Class : _____________________</text:p>
      <text:p text:style-name="P3"/>
      <text:p text:style-name="P3"><text:s text:c="2"/>Date : ______________________________</text:p>
      <text:p text:style-name="P3"/>
      <text:p text:style-name="Standard"/>
      <text:p text:style-name="P1"/>
      <text:p text:style-name="P2">NUMBER PATTERN</text:p>
      <text:p text:style-name="P4"/>
      <text:p text:style-name="P5"><text:span text:style-name="T1">Complete the pattern.</text:span></text:p>
      <text:p text:style-name="Standard"><draw:rect text:anchor-type="paragraph" draw:z-index="0" draw:style-name="gr1" draw:text-style-name="P7" svg:width="0.6252in" svg:height="0.448in" svg:x="1.348in" svg:y="0.4516in"><text:p/></draw:rect><draw:rect text:anchor-type="paragraph" draw:z-index="1" draw:style-name="gr1" draw:text-style-name="P7" svg:width="0.6252in" svg:height="0.448in" svg:x="5.0016in" svg:y="0.4827in"><text:p/></draw:rect><draw:rect text:anchor-type="paragraph" draw:z-index="3" draw:style-name="gr1" draw:text-style-name="P7" svg:width="0.6252in" svg:height="0.448in" svg:x="4.8555in" svg:y="1.4618in"><text:p/></draw:rect><draw:rect text:anchor-type="paragraph" draw:z-index="7" draw:style-name="gr1" draw:text-style-name="P7" svg:width="0.6252in" svg:height="0.448in" svg:x="2.7417in" svg:y="2.4929in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/>2 <text:s/>3 <text:s/>4 <text:s/>5 <text:s text:c="9"/>7 8 9 10</text:p>
          </table:table-cell>
          <table:table-cell table:style-name="Table1.A1" office:value-type="string">
            <text:p text:style-name="P6"><text:s/>7 <text:s/>8 <text:s/>9 <text:s/>10 <text:s text:c="10"/>12 13 </text:p>
          </table:table-cell>
        </table:table-row>
        <table:table-row table:style-name="Table1.1">
          <table:table-cell table:style-name="Table1.A1" office:value-type="string">
            <text:p text:style-name="P6"><draw:rect text:anchor-type="paragraph" draw:z-index="2" draw:style-name="gr1" draw:text-style-name="P7" svg:width="0.6252in" svg:height="0.448in" svg:x="1.3063in" svg:y="0.0035in"><text:p/></draw:rect> 2 <text:s/>4 <text:s/>6 <text:s/>8 <text:s text:c="9"/>12 <text:s/>14 <text:s/></text:p>
          </table:table-cell>
          <table:table-cell table:style-name="Table1.A1" office:value-type="string">
            <text:p text:style-name="P6"><draw:rect text:anchor-type="paragraph" draw:z-index="5" draw:style-name="gr1" draw:text-style-name="P7" svg:width="0.6252in" svg:height="0.448in" svg:x="1.5146in" svg:y="0.9827in"><text:p/></draw:rect> 3 <text:s/>5 <text:s/>7 <text:s/>9 <text:s text:c="10"/>13 15 17</text:p>
          </table:table-cell>
        </table:table-row>
        <table:table-row table:style-name="Table1.1">
          <table:table-cell table:style-name="Table1.A1" office:value-type="string">
            <text:p text:style-name="P6"><draw:rect text:anchor-type="paragraph" draw:z-index="4" draw:style-name="gr1" draw:text-style-name="P7" svg:width="0.6252in" svg:height="0.448in" svg:x="2.0228in" svg:y="0.0035in"><text:p/></draw:rect> 2 <text:s/>5 <text:s/>8 <text:s/>11 <text:s/>14 <text:s/></text:p>
          </table:table-cell>
          <table:table-cell table:style-name="Table1.A1" office:value-type="string">
            <text:p text:style-name="P6"><text:s/>4 <text:s/>6 <text:s/>8 <text:s/>10 <text:s text:c="9"/>12 <text:s/>14</text:p>
          </table:table-cell>
        </table:table-row>
        <table:table-row table:style-name="Table1.1">
          <table:table-cell table:style-name="Table1.A1" office:value-type="string">
            <text:p text:style-name="P6"><draw:rect text:anchor-type="paragraph" draw:z-index="6" draw:style-name="gr1" draw:text-style-name="P7" svg:width="0.6252in" svg:height="0.448in" svg:x="1.9835in" svg:y="0.0035in"><text:p/></draw:rect><draw:rect text:anchor-type="paragraph" draw:z-index="8" draw:style-name="gr1" draw:text-style-name="P7" svg:width="0.6252in" svg:height="0.448in" svg:x="2.7126in" svg:y="0.0035in"><text:p/></draw:rect> 3 <text:s/>6 <text:s/>9 <text:s/>12 <text:s/>15</text:p>
          </table:table-cell>
          <table:table-cell table:style-name="Table1.A1" office:value-type="string">
            <text:p text:style-name="P6"><draw:rect text:anchor-type="paragraph" draw:z-index="9" draw:style-name="gr1" draw:text-style-name="P7" svg:width="0.6252in" svg:height="0.448in" svg:x="1.8063in" svg:y="0.0035in"><text:p/></draw:rect><draw:rect text:anchor-type="paragraph" draw:z-index="10" draw:style-name="gr1" draw:text-style-name="P7" svg:width="0.6252in" svg:height="0.448in" svg:x="2.5252in" svg:y="0.0035in"><text:p/></draw:rect> 5 <text:s/>10 <text:s/>15 <text:s/>20 <text:s/></text:p>
          </table:table-cell>
        </table:table-row>
        <table:table-row table:style-name="Table1.1">
          <table:table-cell table:style-name="Table1.A1" office:value-type="string">
            <text:p text:style-name="P6"><draw:rect text:anchor-type="paragraph" draw:z-index="11" draw:style-name="gr1" draw:text-style-name="P7" svg:width="0.6252in" svg:height="0.448in" svg:x="1.65in" svg:y="0.0035in"><text:p/></draw:rect><draw:rect text:anchor-type="paragraph" draw:z-index="12" draw:style-name="gr1" draw:text-style-name="P7" svg:width="0.6252in" svg:height="0.448in" svg:x="2.4209in" svg:y="0.0035in"><text:p/></draw:rect> 4 <text:s/>8 <text:s/>12 <text:s/>16 <text:s/></text:p>
          </table:table-cell>
          <table:table-cell table:style-name="Table1.A1" office:value-type="string">
            <text:p text:style-name="P6"><draw:rect text:anchor-type="paragraph" draw:z-index="13" draw:style-name="gr1" draw:text-style-name="P7" svg:width="0.6252in" svg:height="0.448in" svg:x="2.2854in" svg:y="0.0035in"><text:p/></draw:rect> 2 <text:s/>6 <text:s/>10 <text:s/>14 <text:s/>18 <text:s/></text:p>
          </table:table-cell>
        </table:table-row>
        <table:table-row table:style-name="Table1.1">
          <table:table-cell table:style-name="Table1.A1" office:value-type="string">
            <text:p text:style-name="P6"><draw:rect text:anchor-type="paragraph" draw:z-index="14" draw:style-name="gr1" draw:text-style-name="P7" svg:width="0.6252in" svg:height="0.448in" svg:x="1.5563in" svg:y="0.0035in"><text:p/></draw:rect><draw:rect text:anchor-type="paragraph" draw:z-index="15" draw:style-name="gr1" draw:text-style-name="P7" svg:width="0.6252in" svg:height="0.448in" svg:x="2.4835in" svg:y="0.0138in"><text:p/></draw:rect> 1 <text:s/>5 <text:s/>9 <text:s/>13 </text:p>
          </table:table-cell>
          <table:table-cell table:style-name="Table1.A1" office:value-type="string">
            <text:p text:style-name="P6"><draw:rect text:anchor-type="paragraph" draw:z-index="16" draw:style-name="gr1" draw:text-style-name="P7" svg:width="0.6252in" svg:height="0.448in" svg:x="0.1917in" svg:y="0.0138in"><text:p/></draw:rect> <text:s text:c="11"/>2 <text:s/>3 <text:s/>4 <text:s/>5 <text:s/>6 <text:s/>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1:48:01.63</meta:creation-date>
    <dc:date>2015-01-04T01:43:51.39</dc:date>
    <dc:creator>Anoop Jain</dc:creator>
    <meta:editing-duration>PT40M14S</meta:editing-duration>
    <meta:editing-cycles>12</meta:editing-cycles>
    <meta:generator>OpenOffice/4.1.1$Win32 OpenOffice.org_project/411m6$Build-9775</meta:generator>
    <meta:printed-by>Anoop Jain</meta:printed-by>
    <meta:print-date>2014-10-18T22:06:25.12</meta:print-date>
    <meta:document-statistic meta:table-count="1" meta:image-count="0" meta:object-count="0" meta:page-count="1" meta:paragraph-count="16" meta:word-count="80" meta:character-count="433"/>
  </office:meta>
</office:document-meta>
</file>